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3724" officeooo:paragraph-rsid="00113724"/>
    </style:style>
    <style:style style:name="P2" style:family="paragraph" style:parent-style-name="Standard">
      <style:text-properties officeooo:rsid="00113724" officeooo:paragraph-rsid="0028d25f"/>
    </style:style>
    <style:style style:name="P3" style:family="paragraph" style:parent-style-name="Standard">
      <style:paragraph-properties fo:text-align="center" style:justify-single-word="false"/>
      <style:text-properties officeooo:rsid="00113724" officeooo:paragraph-rsid="00113724"/>
    </style:style>
    <style:style style:name="P4" style:family="paragraph" style:parent-style-name="Standard">
      <style:text-properties officeooo:rsid="00187f68" officeooo:paragraph-rsid="003ba419"/>
    </style:style>
    <style:style style:name="P5" style:family="paragraph" style:parent-style-name="Standard">
      <style:text-properties officeooo:rsid="00187f68" officeooo:paragraph-rsid="00392f43"/>
    </style:style>
    <style:style style:name="P6" style:family="paragraph" style:parent-style-name="Standard">
      <style:text-properties officeooo:rsid="00243233" officeooo:paragraph-rsid="00243233"/>
    </style:style>
    <style:style style:name="P7" style:family="paragraph" style:parent-style-name="Standard">
      <style:text-properties officeooo:rsid="00243233" officeooo:paragraph-rsid="002a26dc"/>
    </style:style>
    <style:style style:name="P8" style:family="paragraph" style:parent-style-name="Standard">
      <style:text-properties officeooo:rsid="00243233" officeooo:paragraph-rsid="003d8edb"/>
    </style:style>
    <style:style style:name="P9" style:family="paragraph" style:parent-style-name="Standard">
      <style:text-properties officeooo:rsid="001dade1" officeooo:paragraph-rsid="001dade1"/>
    </style:style>
    <style:style style:name="P10" style:family="paragraph" style:parent-style-name="Standard">
      <style:text-properties officeooo:rsid="001dade1" officeooo:paragraph-rsid="002a26dc"/>
    </style:style>
    <style:style style:name="P11" style:family="paragraph" style:parent-style-name="Standard">
      <style:text-properties officeooo:rsid="002c04fe" officeooo:paragraph-rsid="002c04fe"/>
    </style:style>
    <style:style style:name="P12" style:family="paragraph" style:parent-style-name="Standard">
      <style:text-properties officeooo:rsid="002c04fe" officeooo:paragraph-rsid="00392f43"/>
    </style:style>
    <style:style style:name="P13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4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474e9c" fo:background-color="#ffffff"/>
    </style:style>
    <style:style style:name="P15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4386be" officeooo:paragraph-rsid="004386be" fo:background-color="#ffffff"/>
    </style:style>
    <style:style style:name="P16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467d6a" officeooo:paragraph-rsid="00467d6a" fo:background-color="#ffffff"/>
    </style:style>
    <style:style style:name="P17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467d6a" officeooo:paragraph-rsid="00474e9c" fo:background-color="#ffffff" style:font-weight-asian="bold" style:font-weight-complex="bold"/>
    </style:style>
    <style:style style:name="P18" style:family="paragraph" style:parent-style-name="Standard">
      <style:text-properties fo:color="#000000" style:font-name="Droid Sans Mono" fo:font-size="10.5pt" fo:font-weight="normal" officeooo:rsid="003356cc" officeooo:paragraph-rsid="00474e9c" fo:background-color="#ffffff"/>
    </style:style>
    <style:style style:name="P19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49f62e" fo:background-color="#ffffff"/>
    </style:style>
    <style:style style:name="P20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49f62e" officeooo:paragraph-rsid="0049f62e" fo:background-color="#ffffff"/>
    </style:style>
    <style:style style:name="P21" style:family="paragraph" style:parent-style-name="Standard">
      <style:text-properties fo:color="#000000" style:font-name="Droid Sans Mono" fo:font-size="10.5pt" fo:font-weight="normal" officeooo:rsid="0049f62e" officeooo:paragraph-rsid="0049f62e" fo:background-color="#ffffff"/>
    </style:style>
    <style:style style:name="P22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4cae27" officeooo:paragraph-rsid="004cae27" fo:background-color="#ffffff"/>
    </style:style>
    <style:style style:name="P23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502114" officeooo:paragraph-rsid="00502114" fo:background-color="#ffffff"/>
    </style:style>
    <style:style style:name="P24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4d8071" officeooo:paragraph-rsid="004d8071" fo:background-color="#ffffff" style:font-size-asian="12pt" style:font-size-complex="12pt"/>
    </style:style>
    <style:style style:name="P25" style:family="paragraph" style:parent-style-name="Standard">
      <style:text-properties fo:color="#000000" style:font-name="Droid Sans Mono" fo:font-size="10.5pt" fo:font-weight="normal" officeooo:rsid="001fa26f" officeooo:paragraph-rsid="00489dae" fo:background-color="#ffffff"/>
    </style:style>
    <style:style style:name="P26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53d7ba" officeooo:paragraph-rsid="0053d7ba" fo:background-color="#ffffff"/>
    </style:style>
    <style:style style:name="P27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200"/>
    </style:style>
    <style:style style:name="P28" style:family="paragraph" style:parent-style-name="Standard">
      <style:paragraph-properties style:line-height-at-least="0.503cm"/>
      <style:text-properties fo:color="#000000" style:font-name="Droid Sans Mono" fo:font-size="10.5pt" fo:font-weight="bold" officeooo:rsid="004386be" officeooo:paragraph-rsid="004386be" fo:background-color="#ffffff" style:font-weight-asian="bold" style:font-weight-complex="bold"/>
    </style:style>
    <style:style style:name="P29" style:family="paragraph" style:parent-style-name="Standard">
      <style:paragraph-properties style:line-height-at-least="0.503cm"/>
      <style:text-properties fo:color="#000000" style:font-name="Droid Sans Mono" fo:font-size="10.5pt" fo:font-weight="bold" officeooo:rsid="00467d6a" officeooo:paragraph-rsid="00467d6a" fo:background-color="#ffffff" style:font-weight-asian="bold" style:font-weight-complex="bold"/>
    </style:style>
    <style:style style:name="P30" style:family="paragraph" style:parent-style-name="Standard">
      <style:paragraph-properties style:line-height-at-least="0.503cm"/>
      <style:text-properties fo:color="#000000" style:font-name="Droid Sans Mono" fo:font-size="10.5pt" fo:font-weight="bold" officeooo:rsid="0053d7ba" officeooo:paragraph-rsid="0053d7ba" fo:background-color="#ffffff" style:font-weight-asian="bold" style:font-weight-complex="bold"/>
    </style:style>
    <style:style style:name="P31" style:family="paragraph" style:parent-style-name="Standard">
      <style:paragraph-properties style:line-height-at-least="0.503cm"/>
      <style:text-properties fo:color="#000000" style:font-name="Droid Sans Mono" fo:font-size="7pt" fo:font-weight="normal" fo:background-color="#ffffff" style:font-size-asian="7pt" style:font-size-complex="7pt"/>
    </style:style>
    <style:style style:name="P32" style:family="paragraph" style:parent-style-name="Standard">
      <style:paragraph-properties style:line-height-at-least="0.503cm"/>
      <style:text-properties fo:color="#000000" style:font-name="Droid Sans Mono" fo:font-size="7pt" fo:font-weight="normal" officeooo:rsid="0049f62e" officeooo:paragraph-rsid="0049f62e" fo:background-color="#ffffff" style:font-size-asian="7pt" style:font-size-complex="7pt"/>
    </style:style>
    <style:style style:name="P33" style:family="paragraph" style:parent-style-name="Standard">
      <style:text-properties fo:color="#000000" style:font-name="Droid Sans Mono" fo:font-size="7pt" fo:font-weight="normal" officeooo:rsid="001fa26f" officeooo:paragraph-rsid="00489dae" fo:background-color="#ffffff" style:font-size-asian="7pt" style:font-size-complex="7pt"/>
    </style:style>
    <style:style style:name="P34" style:family="paragraph" style:parent-style-name="Standard">
      <style:paragraph-properties style:line-height-at-least="0.503cm"/>
      <style:text-properties fo:color="#000000" style:font-name="Droid Sans Mono" fo:font-size="12pt" fo:font-weight="normal" officeooo:rsid="004d8071" officeooo:paragraph-rsid="004d8071" fo:background-color="#ffffff" style:font-size-asian="12pt" style:font-size-complex="12pt"/>
    </style:style>
    <style:style style:name="P35" style:family="paragraph" style:parent-style-name="Standard">
      <style:paragraph-properties style:line-height-at-least="0.503cm"/>
      <style:text-properties fo:color="#000000" fo:background-color="#ffffff"/>
    </style:style>
    <style:style style:name="P36" style:family="paragraph" style:parent-style-name="Standard">
      <style:paragraph-properties style:line-height-at-least="0.503cm"/>
      <style:text-properties fo:color="#000000" fo:background-color="#fff200"/>
    </style:style>
    <style:style style:name="P37" style:family="paragraph" style:parent-style-name="Standard">
      <style:paragraph-properties style:line-height-at-least="0.503cm"/>
      <style:text-properties fo:color="#000000" fo:font-size="7pt" fo:background-color="#ffffff" style:font-size-asian="7pt" style:font-size-complex="7pt"/>
    </style:style>
    <style:style style:name="P38" style:family="paragraph" style:parent-style-name="Standard">
      <style:paragraph-properties style:line-height-at-least="0.503cm"/>
      <style:text-properties fo:color="#a31515" style:font-name="Droid Sans Mono" fo:font-size="10.5pt" fo:font-weight="normal" fo:background-color="#ffffff"/>
    </style:style>
    <style:style style:name="P39" style:family="paragraph" style:parent-style-name="Standard">
      <style:text-properties fo:font-weight="bold" officeooo:rsid="003a794b" officeooo:paragraph-rsid="003a794b" style:font-weight-asian="bold" style:font-weight-complex="bold"/>
    </style:style>
    <style:style style:name="P40" style:family="paragraph" style:parent-style-name="Standard">
      <style:text-properties fo:font-weight="bold" officeooo:rsid="00243233" officeooo:paragraph-rsid="003d8edb" style:font-weight-asian="bold" style:font-weight-complex="bold"/>
    </style:style>
    <style:style style:name="P41" style:family="paragraph" style:parent-style-name="Standard">
      <style:text-properties fo:font-weight="bold" officeooo:rsid="003d8edb" officeooo:paragraph-rsid="003d8edb" style:font-weight-asian="bold" style:font-weight-complex="bold"/>
    </style:style>
    <style:style style:name="P42" style:family="paragraph" style:parent-style-name="Standard">
      <style:text-properties fo:font-weight="bold" officeooo:rsid="00392f43" officeooo:paragraph-rsid="00392f43" style:font-weight-asian="bold" style:font-weight-complex="bold"/>
    </style:style>
    <style:style style:name="P43" style:family="paragraph" style:parent-style-name="Standard">
      <style:text-properties fo:font-weight="bold" officeooo:rsid="002c04fe" officeooo:paragraph-rsid="002c04fe" style:font-weight-asian="bold" style:font-weight-complex="bold"/>
    </style:style>
    <style:style style:name="P44" style:family="paragraph" style:parent-style-name="Standard">
      <style:text-properties fo:font-weight="bold" officeooo:rsid="002c04fe" officeooo:paragraph-rsid="00392f43" style:font-weight-asian="bold" style:font-weight-complex="bold"/>
    </style:style>
    <style:style style:name="P45" style:family="paragraph" style:parent-style-name="Standard">
      <style:text-properties fo:font-weight="bold" officeooo:rsid="003356cc" officeooo:paragraph-rsid="00474e9c" style:font-weight-asian="bold" style:font-weight-complex="bold"/>
    </style:style>
    <style:style style:name="P46" style:family="paragraph" style:parent-style-name="Standard">
      <style:text-properties fo:font-weight="bold" officeooo:rsid="00287411" officeooo:paragraph-rsid="00489dae" style:font-weight-asian="bold" style:font-weight-complex="bold"/>
    </style:style>
    <style:style style:name="P47" style:family="paragraph" style:parent-style-name="Standard">
      <style:text-properties officeooo:rsid="00392f43" officeooo:paragraph-rsid="00392f43"/>
    </style:style>
    <style:style style:name="P48" style:family="paragraph" style:parent-style-name="Standard">
      <style:text-properties fo:color="#808080" officeooo:rsid="00392f43" officeooo:paragraph-rsid="002c04fe"/>
    </style:style>
    <style:style style:name="P49" style:family="paragraph" style:parent-style-name="Standard">
      <style:text-properties fo:color="#808080" officeooo:rsid="002c04fe" officeooo:paragraph-rsid="002c04fe"/>
    </style:style>
    <style:style style:name="P50" style:family="paragraph" style:parent-style-name="Standard">
      <style:text-properties fo:color="#808080" style:font-name="Droid Sans Mono" fo:font-size="10.5pt" fo:font-weight="normal" officeooo:rsid="002c04fe" officeooo:paragraph-rsid="002c04fe" fo:background-color="#ffffff"/>
    </style:style>
    <style:style style:name="P51" style:family="paragraph" style:parent-style-name="Standard">
      <style:text-properties fo:color="#808080" officeooo:rsid="002e4dbb" officeooo:paragraph-rsid="002e4dbb"/>
    </style:style>
    <style:style style:name="P52" style:family="paragraph" style:parent-style-name="Standard">
      <style:text-properties fo:color="#808080" officeooo:rsid="002e4dbb" officeooo:paragraph-rsid="00474e9c"/>
    </style:style>
    <style:style style:name="P53" style:family="paragraph" style:parent-style-name="Standard">
      <style:text-properties fo:color="#808080" style:text-underline-style="solid" style:text-underline-width="auto" style:text-underline-color="font-color" fo:font-weight="bold" officeooo:rsid="002e4dbb" officeooo:paragraph-rsid="00474e9c" style:font-weight-asian="bold" style:font-weight-complex="bold"/>
    </style:style>
    <style:style style:name="P54" style:family="paragraph" style:parent-style-name="Standard">
      <style:paragraph-properties style:line-height-at-least="0.503cm"/>
      <style:text-properties fo:color="#808080" officeooo:rsid="0049f62e" officeooo:paragraph-rsid="0049f62e"/>
    </style:style>
    <style:style style:name="P55" style:family="paragraph" style:parent-style-name="Standard">
      <style:paragraph-properties style:line-height-at-least="0.503cm"/>
      <style:text-properties fo:color="#808080" officeooo:rsid="004d8071" officeooo:paragraph-rsid="004d8071"/>
    </style:style>
    <style:style style:name="P56" style:family="paragraph" style:parent-style-name="Standard">
      <style:text-properties officeooo:rsid="001bd49b" officeooo:paragraph-rsid="00187f68"/>
    </style:style>
    <style:style style:name="P57" style:family="paragraph" style:parent-style-name="Standard">
      <style:text-properties officeooo:rsid="001bd49b" officeooo:paragraph-rsid="003ba419"/>
    </style:style>
    <style:style style:name="P58" style:family="paragraph" style:parent-style-name="Standard">
      <style:text-properties officeooo:rsid="003d8edb" officeooo:paragraph-rsid="003d8edb"/>
    </style:style>
    <style:style style:name="P59" style:family="paragraph" style:parent-style-name="Standard">
      <style:text-properties officeooo:rsid="002cab19" officeooo:paragraph-rsid="002cab19"/>
    </style:style>
    <style:style style:name="P60" style:family="paragraph" style:parent-style-name="Standard">
      <style:text-properties officeooo:rsid="003dea63" officeooo:paragraph-rsid="003dea63"/>
    </style:style>
    <style:style style:name="P61" style:family="paragraph" style:parent-style-name="Standard">
      <style:text-properties style:text-underline-style="solid" style:text-underline-width="auto" style:text-underline-color="font-color" fo:font-weight="bold" officeooo:rsid="002a26dc" officeooo:paragraph-rsid="002a26dc" style:font-weight-asian="bold" style:font-weight-complex="bold"/>
    </style:style>
    <style:style style:name="P62" style:family="paragraph" style:parent-style-name="Standard">
      <style:text-properties fo:font-weight="normal" officeooo:rsid="003dea63" officeooo:paragraph-rsid="003dea63" style:font-weight-asian="normal" style:font-weight-complex="normal"/>
    </style:style>
    <style:style style:name="P63" style:family="paragraph" style:parent-style-name="Standard">
      <style:text-properties fo:font-weight="normal" officeooo:rsid="004e44ff" officeooo:paragraph-rsid="004e44ff" style:font-weight-asian="normal" style:font-weight-complex="normal"/>
    </style:style>
    <style:style style:name="P64" style:family="paragraph" style:parent-style-name="Standard">
      <style:text-properties officeooo:rsid="002e4dbb" officeooo:paragraph-rsid="00474e9c"/>
    </style:style>
    <style:style style:name="P65" style:family="paragraph" style:parent-style-name="Standard">
      <style:text-properties officeooo:rsid="00327ebe" officeooo:paragraph-rsid="00474e9c"/>
    </style:style>
    <style:style style:name="P66" style:family="paragraph" style:parent-style-name="Standard">
      <style:paragraph-properties style:line-height-at-least="0.503cm"/>
      <style:text-properties officeooo:paragraph-rsid="00474e9c"/>
    </style:style>
    <style:style style:name="P67" style:family="paragraph" style:parent-style-name="Standard">
      <style:text-properties officeooo:rsid="003356cc" officeooo:paragraph-rsid="00474e9c"/>
    </style:style>
    <style:style style:name="P68" style:family="paragraph" style:parent-style-name="Standard">
      <style:text-properties officeooo:rsid="001fa26f" officeooo:paragraph-rsid="00489dae"/>
    </style:style>
    <style:style style:name="P69" style:family="paragraph" style:parent-style-name="Standard">
      <style:text-properties officeooo:rsid="001eb77d" officeooo:paragraph-rsid="00489dae"/>
    </style:style>
    <style:style style:name="P70" style:family="paragraph" style:parent-style-name="Standard">
      <style:paragraph-properties style:line-height-at-least="0.503cm"/>
      <style:text-properties fo:color="#008000" style:font-name="Droid Sans Mono" fo:font-size="10.5pt" fo:font-weight="normal" officeooo:rsid="004d8071" officeooo:paragraph-rsid="004d8071" fo:background-color="#ffffff" style:font-size-asian="12pt" style:font-size-complex="12pt"/>
    </style:style>
    <style:style style:name="P71" style:family="paragraph" style:parent-style-name="Standard">
      <style:paragraph-properties style:line-height-at-least="0.503cm"/>
      <style:text-properties fo:color="#008000" style:font-name="Droid Sans Mono" fo:font-size="7pt" fo:font-weight="normal" fo:background-color="#ffffff" style:font-size-asian="7pt" style:font-size-complex="7pt"/>
    </style:style>
    <style:style style:name="P72" style:family="paragraph" style:parent-style-name="Standard">
      <style:paragraph-properties style:line-height-at-least="0.503cm"/>
      <style:text-properties fo:color="#008000" style:font-name="Droid Sans Mono" fo:font-size="7pt" fo:font-weight="normal" officeooo:rsid="0049f62e" officeooo:paragraph-rsid="0049f62e" fo:background-color="#ffffff" style:font-size-asian="7pt" style:font-size-complex="7pt"/>
    </style:style>
    <style:style style:name="P73" style:family="paragraph" style:parent-style-name="Standard">
      <style:text-properties officeooo:rsid="0049f62e" officeooo:paragraph-rsid="0049f62e"/>
    </style:style>
    <style:style style:name="P74" style:family="paragraph" style:parent-style-name="Standard">
      <style:paragraph-properties style:line-height-at-least="0.503cm"/>
      <style:text-properties fo:font-size="7pt" style:font-size-asian="7pt" style:font-size-complex="7pt"/>
    </style:style>
    <style:style style:name="P75" style:family="paragraph" style:parent-style-name="Standard">
      <style:text-properties officeooo:rsid="0035b56f" officeooo:paragraph-rsid="00113724"/>
    </style:style>
    <style:style style:name="T1" style:family="text">
      <style:text-properties officeooo:rsid="001287a2"/>
    </style:style>
    <style:style style:name="T2" style:family="text">
      <style:text-properties officeooo:rsid="001408b0"/>
    </style:style>
    <style:style style:name="T3" style:family="text">
      <style:text-properties officeooo:rsid="002170c1"/>
    </style:style>
    <style:style style:name="T4" style:family="text">
      <style:text-properties officeooo:rsid="002336de"/>
    </style:style>
    <style:style style:name="T5" style:family="text">
      <style:text-properties fo:color="#808080"/>
    </style:style>
    <style:style style:name="T6" style:family="text">
      <style:text-properties fo:color="#808080" fo:font-weight="bold" officeooo:rsid="002e4dbb" style:font-weight-asian="bold" style:font-weight-complex="bold"/>
    </style:style>
    <style:style style:name="T7" style:family="text">
      <style:text-properties fo:color="#808080" fo:font-weight="bold" officeooo:rsid="00327ebe" style:font-weight-asian="bold" style:font-weight-complex="bold"/>
    </style:style>
    <style:style style:name="T8" style:family="text">
      <style:text-properties fo:color="#808080" officeooo:rsid="00327ebe"/>
    </style:style>
    <style:style style:name="T9" style:family="text">
      <style:text-properties fo:color="#808080" officeooo:rsid="00392f43"/>
    </style:style>
    <style:style style:name="T10" style:family="text">
      <style:text-properties fo:color="#808080" officeooo:rsid="003af3af"/>
    </style:style>
    <style:style style:name="T11" style:family="text">
      <style:text-properties officeooo:rsid="0028d25f"/>
    </style:style>
    <style:style style:name="T12" style:family="text">
      <style:text-properties officeooo:rsid="002a26dc"/>
    </style:style>
    <style:style style:name="T13" style:family="text">
      <style:text-properties officeooo:rsid="002c04fe"/>
    </style:style>
    <style:style style:name="T14" style:family="text">
      <style:text-properties fo:color="#0451a5"/>
    </style:style>
    <style:style style:name="T15" style:family="text">
      <style:text-properties fo:color="#0451a5" style:font-name="Droid Sans Mono" fo:font-size="10.5pt" fo:font-weight="normal"/>
    </style:style>
    <style:style style:name="T16" style:family="text">
      <style:text-properties fo:color="#a31515"/>
    </style:style>
    <style:style style:name="T17" style:family="text">
      <style:text-properties fo:color="#a31515" style:font-name="Droid Sans Mono" fo:font-size="10.5pt" fo:font-weight="normal"/>
    </style:style>
    <style:style style:name="T18" style:family="text">
      <style:text-properties fo:color="#a31515" style:font-name="Droid Sans Mono" fo:font-size="10.5pt" fo:font-weight="normal" fo:background-color="#00a65d" loext:char-shading-value="0"/>
    </style:style>
    <style:style style:name="T19" style:family="text">
      <style:text-properties fo:color="#a31515" style:font-name="Droid Sans Mono" fo:font-weight="normal"/>
    </style:style>
    <style:style style:name="T20" style:family="text">
      <style:text-properties fo:color="#a31515" style:font-name="Droid Sans Mono" fo:font-weight="normal" fo:background-color="#fff200" loext:char-shading-value="0"/>
    </style:style>
    <style:style style:name="T21" style:family="text">
      <style:text-properties fo:color="#a31515" fo:background-color="#fff200" loext:char-shading-value="0"/>
    </style:style>
    <style:style style:name="T22" style:family="text">
      <style:text-properties fo:color="#a31515" fo:background-color="#00a65d" loext:char-shading-value="0"/>
    </style:style>
    <style:style style:name="T23" style:family="text">
      <style:text-properties officeooo:rsid="0035b56f"/>
    </style:style>
    <style:style style:name="T24" style:family="text">
      <style:text-properties officeooo:rsid="0035d05c"/>
    </style:style>
    <style:style style:name="T25" style:family="text">
      <style:text-properties officeooo:rsid="0038928d"/>
    </style:style>
    <style:style style:name="T26" style:family="text">
      <style:text-properties officeooo:rsid="00392f43"/>
    </style:style>
    <style:style style:name="T27" style:family="text">
      <style:text-properties officeooo:rsid="003a794b"/>
    </style:style>
    <style:style style:name="T28" style:family="text">
      <style:text-properties officeooo:rsid="003dea63"/>
    </style:style>
    <style:style style:name="T29" style:family="text">
      <style:text-properties officeooo:rsid="001eb77d"/>
    </style:style>
    <style:style style:name="T30" style:family="text">
      <style:text-properties officeooo:rsid="003fda01"/>
    </style:style>
    <style:style style:name="T31" style:family="text">
      <style:text-properties officeooo:rsid="00418e3b"/>
    </style:style>
    <style:style style:name="T32" style:family="text">
      <style:text-properties style:font-name="Droid Sans Mono" fo:font-weight="normal"/>
    </style:style>
    <style:style style:name="T33" style:family="text">
      <style:text-properties style:font-name="Droid Sans Mono" fo:font-size="10.5pt" fo:font-weight="normal"/>
    </style:style>
    <style:style style:name="T34" style:family="text">
      <style:text-properties fo:color="#000000" style:font-name="Droid Sans Mono" fo:font-size="10.5pt" fo:font-weight="normal" fo:background-color="#ffffff" loext:char-shading-value="0"/>
    </style:style>
    <style:style style:name="T35" style:family="text">
      <style:text-properties fo:color="#000000" style:font-name="Droid Sans Mono" fo:font-size="10.5pt" fo:font-weight="normal" officeooo:rsid="001fa26f" fo:background-color="#ffffff" loext:char-shading-value="0"/>
    </style:style>
    <style:style style:name="T36" style:family="text">
      <style:text-properties fo:color="#000000" style:font-name="Droid Sans Mono" fo:font-size="10.5pt" fo:font-weight="normal" officeooo:rsid="00489dae" fo:background-color="#ffffff" loext:char-shading-value="0"/>
    </style:style>
    <style:style style:name="T37" style:family="text">
      <style:text-properties fo:color="#000000" style:font-name="Droid Sans Mono" fo:font-size="10.5pt" fo:font-weight="normal" officeooo:rsid="004cae27" fo:background-color="#ffffff" loext:char-shading-value="0"/>
    </style:style>
    <style:style style:name="T38" style:family="text">
      <style:text-properties officeooo:rsid="00467d6a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287411" style:font-weight-asian="bold" style:font-weight-complex="bold"/>
    </style:style>
    <style:style style:name="T41" style:family="text">
      <style:text-properties fo:font-weight="bold" officeooo:rsid="00489dae" style:font-weight-asian="bold" style:font-weight-complex="bold"/>
    </style:style>
    <style:style style:name="T42" style:family="text">
      <style:text-properties officeooo:rsid="00474e9c"/>
    </style:style>
    <style:style style:name="T43" style:family="text">
      <style:text-properties officeooo:rsid="001fa26f"/>
    </style:style>
    <style:style style:name="T44" style:family="text">
      <style:text-properties officeooo:rsid="0033f1d3"/>
    </style:style>
    <style:style style:name="T45" style:family="text">
      <style:text-properties fo:color="#0000ff"/>
    </style:style>
    <style:style style:name="T46" style:family="text">
      <style:text-properties fo:color="#0000ff" style:font-name="Droid Sans Mono" fo:font-size="10.5pt" fo:font-weight="normal"/>
    </style:style>
    <style:style style:name="T47" style:family="text">
      <style:text-properties fo:color="#0000ff" style:font-name="Droid Sans Mono" fo:font-weight="normal"/>
    </style:style>
    <style:style style:name="T48" style:family="text">
      <style:text-properties fo:color="#008000" style:font-name="Droid Sans Mono" fo:font-weight="normal"/>
    </style:style>
    <style:style style:name="T49" style:family="text">
      <style:text-properties officeooo:rsid="004cae27"/>
    </style:style>
    <style:style style:name="T50" style:family="text">
      <style:text-properties officeooo:rsid="005021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JS </text:span>Express <text:span text:style-name="T24">N</text:span>otes</text:p>
      <text:p text:style-name="P1"/>
      <text:p text:style-name="P61"><text:span text:style-name="T13">Step 1: </text:span>Setup environment</text:p>
      <text:p text:style-name="P61"/>
      <text:p text:style-name="P2">1. $<text:span text:style-name="T4">npm init</text:span></text:p>
      <text:p text:style-name="P2"><text:tab/><text:span text:style-name="T26">make sure that the main file is app.js</text:span></text:p>
      <text:p text:style-name="P2"/>
      <text:p text:style-name="P2"><text:span text:style-name="T11">2. $</text:span>npm install</text:p>
      <text:p text:style-name="P1"><text:tab/>follow directions to make the package.json file</text:p>
      <text:p text:style-name="P8"/>
      <text:p text:style-name="P40"><text:span text:style-name="T25">Shortcut: Do it all at once $</text:span> npm i express ejs morgan cookie-parser</text:p>
      <text:p text:style-name="P40"/>
      <text:p text:style-name="P75">3. $ npm install -- save express</text:p>
      <text:p text:style-name="P1"><text:tab/><text:span text:style-name="T2">creates package-lock.json file</text:span></text:p>
      <text:p text:style-name="P56"/>
      <text:p text:style-name="P9"><text:span text:style-name="T23">6</text:span>. $ npm install --save morgan</text:p>
      <text:p text:style-name="P10"><text:tab/>installing morgan <text:span text:style-name="T3">(server logger)</text:span></text:p>
      <text:p text:style-name="P6"><text:span text:style-name="T23">7</text:span>. <text:span text:style-name="T12">$ </text:span>npm i <text:span text:style-name="T11">ejs</text:span></text:p>
      <text:p text:style-name="P7"><text:tab/>install the templates <text:span text:style-name="T11">framework </text:span>EJS</text:p>
      <text:p text:style-name="P59"><text:span text:style-name="T23">8. </text:span>$ npm i cookie-parser</text:p>
      <text:p text:style-name="P47"/>
      <text:p text:style-name="P41">End of shortcut</text:p>
      <text:p text:style-name="P41"/>
      <text:p text:style-name="P63">$ npm i method-override</text:p>
      <text:p text:style-name="P41"/>
      <text:p text:style-name="P60">DB and Knex</text:p>
      <text:p text:style-name="P60"/>
      <text:p text:style-name="P58">9. $ npm i pg knex</text:p>
      <text:p text:style-name="P60"/>
      <text:p text:style-name="P60">10. $ <text:span text:style-name="T29"><text:s/>knex init</text:span></text:p>
      <text:p text:style-name="P60"><text:tab/><text:span text:style-name="T30">creates knexfile.js</text:span></text:p>
      <text:p text:style-name="P60"/>
      <text:p text:style-name="P60">11. <text:span text:style-name="T29">$ createdb --echo &lt;</text:span>your db name here<text:span text:style-name="T29">&gt;</text:span></text:p>
      <text:p text:style-name="P60"/>
      <text:p text:style-name="P62">Nodemon</text:p>
      <text:p text:style-name="P7"/>
      <text:p text:style-name="P4"><text:span text:style-name="T28">12</text:span>. $ npm i -D nodemon</text:p>
      <text:p text:style-name="P57"><text:tab/>(for global install $ npm i -g nodemon)</text:p>
      <text:p text:style-name="P7"/>
      <text:p text:style-name="P42"/>
      <text:p text:style-name="P42">Step 2: File/folder structure </text:p>
      <text:p text:style-name="P5"/>
      <text:p text:style-name="P44"><text:span text:style-name="T27">1. </text:span>create folders</text:p>
      <text:p text:style-name="P12"><text:tab/>public -&gt; for css and pics</text:p>
      <text:p text:style-name="P12"><text:tab/>routes -&gt; for baseRouter.js file</text:p>
      <text:p text:style-name="P12"><text:tab/>views -&gt; for different templates </text:p>
      <text:p text:style-name="P12"><text:tab/><text:span text:style-name="T31">db -&gt; for db stuff</text:span></text:p>
      <text:p text:style-name="P12"/>
      <text:p text:style-name="P43"><text:span text:style-name="T27">2. </text:span>create app.js <text:span text:style-name="T26">with the following code:</text:span></text:p>
      <text:p text:style-name="P11"/>
      <text:p text:style-name="P11">const express = require('express');</text:p>
      <text:p text:style-name="P11">const logger = require('morgan');</text:p>
      <text:p text:style-name="P11">const cookieParser = require('cookie-parser');</text:p>
      <text:p text:style-name="P11"><text:soft-page-break/></text:p>
      <text:p text:style-name="P11">const app = express();</text:p>
      <text:p text:style-name="P11">app.set('view engine', 'ejs');</text:p>
      <text:p text:style-name="P11">app.use(logger('dev'));</text:p>
      <text:p text:style-name="P11">app.use(express.urlencoded({ extended: true }));</text:p>
      <text:p text:style-name="P11">app.use(cookieParser());</text:p>
      <text:p text:style-name="P11"/>
      <text:p text:style-name="P11">app.use((req, res, next) =&gt; {</text:p>
      <text:p text:style-name="P11"><text:tab/>const todos = req.cookies.todos;</text:p>
      <text:p text:style-name="P11"><text:tab/>res.locals.todos = todos || [];</text:p>
      <text:p text:style-name="P11"><text:tab/>next();</text:p>
      <text:p text:style-name="P11">});</text:p>
      <text:p text:style-name="P11"/>
      <text:p text:style-name="P11">const baseRouter = require('./routes/baseRouter');</text:p>
      <text:p text:style-name="P11">app.use('/', baseRouter);</text:p>
      <text:p text:style-name="P11"/>
      <text:p text:style-name="P11">const PORT = 5000;</text:p>
      <text:p text:style-name="P11">const HOST = 'localhost';</text:p>
      <text:p text:style-name="P11">app.listen(PORT, HOST, () =&gt; {</text:p>
      <text:p text:style-name="P11"><text:tab/>console.log(`The server is listening at: http://${HOST}:${PORT}`);</text:p>
      <text:p text:style-name="P11">});</text:p>
      <text:p text:style-name="P11"/>
      <text:p text:style-name="P42">2. create routes/baseRouter.js</text:p>
      <text:p text:style-name="P47"/>
      <text:p text:style-name="P47">const express = require('express');</text:p>
      <text:p text:style-name="P47">const router = express.Router();</text:p>
      <text:p text:style-name="P47"/>
      <text:p text:style-name="P47">router.get('/', (req, res) =&gt; {</text:p>
      <text:p text:style-name="P47"><text:tab/>res.render('welcome');</text:p>
      <text:p text:style-name="P47">});</text:p>
      <text:p text:style-name="P47"/>
      <text:p text:style-name="P47">router.get('/newTodo', (req, res) =&gt; {</text:p>
      <text:p text:style-name="P47"><text:tab/>res.render('newTodo');</text:p>
      <text:p text:style-name="P47">});</text:p>
      <text:p text:style-name="P47"/>
      <text:p text:style-name="P47">router.post('/newTodo', (req, res) =&gt; {</text:p>
      <text:p text:style-name="P47"><text:tab/>const params = req.body;</text:p>
      <text:p text:style-name="P47"><text:tab/>res.cookie('todos', res.locals.todos.concat([params]));</text:p>
      <text:p text:style-name="P47"><text:tab/>res.redirect('/');</text:p>
      <text:p text:style-name="P47">});</text:p>
      <text:p text:style-name="P47"/>
      <text:p text:style-name="P47">module.exports = router;</text:p>
      <text:p text:style-name="P47"><text:s/></text:p>
      <text:p text:style-name="P11"/>
      <text:p text:style-name="P39">3. Add the header, footer</text:p>
      <text:p text:style-name="P48"/>
      <text:p text:style-name="P11"><text:span text:style-name="T10">4</text:span><text:span text:style-name="T9">. a</text:span><text:span text:style-name="T5">dd </text:span><text:span text:style-name="T9">‘s</text:span><text:span text:style-name="T5">tart’ </text:span><text:span text:style-name="T9">script</text:span><text:span text:style-name="T5"> to package.json</text:span></text:p>
      <text:p text:style-name="P49"/>
      <text:p text:style-name="P50">{</text:p>
      <text:p text:style-name="P13"><text:span text:style-name="T14">"name"</text:span>: <text:span text:style-name="T16">"express-basics"</text:span>,</text:p>
      <text:p text:style-name="P13"><text:span text:style-name="T14">"version"</text:span>: <text:span text:style-name="T16">"0.0.1"</text:span>,</text:p>
      <text:p text:style-name="P13"><text:span text:style-name="T14">"description"</text:span>: <text:span text:style-name="T16">"This is a server built using Express"</text:span>,</text:p>
      <text:p text:style-name="P13"><text:span text:style-name="T14">"main"</text:span>: <text:span text:style-name="T16">"app.js"</text:span>,</text:p>
      <text:p text:style-name="P13"><text:soft-page-break/><text:span text:style-name="T14">"scripts"</text:span>: {</text:p>
      <text:p text:style-name="P13"><text:span text:style-name="T14">"sayHello"</text:span>: <text:span text:style-name="T16">"echo \"Hello\""</text:span>,</text:p>
      <text:p text:style-name="P27"><text:span text:style-name="T14">"start"</text:span>: <text:span text:style-name="T16">"nodemon app.js"</text:span>,</text:p>
      <text:p text:style-name="P27">        <text:span text:style-name="T14">"db:create"</text:span>: <text:span text:style-name="T16">"createdb --echo </text:span><text:span text:style-name="T22">knex_demo"</text:span>,</text:p>
      <text:p text:style-name="P36">        <text:span text:style-name="T15">"db:drop"</text:span><text:span text:style-name="T33">: </text:span><text:span text:style-name="T17">"dropdb --if-exists --echo k</text:span><text:span text:style-name="T18">nex_demo</text:span><text:span text:style-name="T17">"</text:span><text:span text:style-name="T33">,</text:span></text:p>
      <text:p text:style-name="P36">        <text:span text:style-name="T15">"db:migrate"</text:span><text:span text:style-name="T33">: </text:span><text:span text:style-name="T17">"knex migrate:latest"</text:span><text:span text:style-name="T33">,</text:span></text:p>
      <text:p text:style-name="P36">        <text:span text:style-name="T15">"db:reset"</text:span><text:span text:style-name="T33">: </text:span><text:span text:style-name="T17">"npm run db:drop &amp;&amp; npm run db:create &amp;&amp; npm run db:migrate",</text:span></text:p>
      <text:p text:style-name="P27"/>
      <text:p text:style-name="P13"><text:span text:style-name="T14">"test"</text:span>: <text:span text:style-name="T16">"echo \"Error: no test specified\" &amp;&amp; exit 1"</text:span></text:p>
      <text:p text:style-name="P13">},</text:p>
      <text:p text:style-name="P13"><text:span text:style-name="T14">"keywords"</text:span>: [</text:p>
      <text:p text:style-name="P13"><text:span text:style-name="T16">"Express"</text:span>,</text:p>
      <text:p text:style-name="P13"><text:span text:style-name="T16">"Http"</text:span>,</text:p>
      <text:p text:style-name="P38">"Server"</text:p>
      <text:p text:style-name="P13">],</text:p>
      <text:p text:style-name="P13"><text:span text:style-name="T14">"author"</text:span>: <text:span text:style-name="T16">"Max Gordon"</text:span>,</text:p>
      <text:p text:style-name="P13"><text:span text:style-name="T14">"license"</text:span>: <text:span text:style-name="T16">"ISC"</text:span>,</text:p>
      <text:p text:style-name="P13"><text:span text:style-name="T14">"dependencies"</text:span>: {</text:p>
      <text:p text:style-name="P13"><text:span text:style-name="T14">"cookie-parser"</text:span>: <text:span text:style-name="T16">"^1.4.3"</text:span>,</text:p>
      <text:p text:style-name="P13"><text:span text:style-name="T14">"ejs"</text:span>: <text:span text:style-name="T16">"^2.6.1"</text:span>,</text:p>
      <text:p text:style-name="P13"><text:span text:style-name="T14">"express"</text:span>: <text:span text:style-name="T16">"^4.16.4"</text:span>,</text:p>
      <text:p text:style-name="P13"><text:span text:style-name="T14">"morgan"</text:span>: <text:span text:style-name="T16">"^1.9.1"</text:span></text:p>
      <text:p text:style-name="P13">},</text:p>
      <text:p text:style-name="P13"><text:span text:style-name="T14">"devDependencies"</text:span>: {</text:p>
      <text:p text:style-name="P13"><text:span text:style-name="T14">"nodemon"</text:span>: <text:span text:style-name="T16">"^1.18.9"</text:span></text:p>
      <text:p text:style-name="P13">}</text:p>
      <text:p text:style-name="P13">}</text:p>
      <text:p text:style-name="P13"/>
      <text:p text:style-name="P28"><text:span text:style-name="T38">4. </text:span>Check to see if server runs</text:p>
      <text:p text:style-name="P28"/>
      <text:p text:style-name="P15">1. make views/welcome.js</text:p>
      <text:p text:style-name="P15">2. $ npm start</text:p>
      <text:p text:style-name="P15">3. go to the localhost:5000 page</text:p>
      <text:p text:style-name="P52"/>
      <text:p text:style-name="P65"><text:span text:style-name="T5">if error on listener </text:span><text:span text:style-name="T6">kill server</text:span></text:p>
      <text:p text:style-name="P64"><text:span text:style-name="T7">$ </text:span><text:span text:style-name="T5">ps -ax</text:span></text:p>
      <text:p text:style-name="P64"><text:span text:style-name="T8">$ </text:span><text:span text:style-name="T5">kill -9 &lt;number id in list above of node&gt;</text:span></text:p>
      <text:p text:style-name="P53"/>
      <text:p text:style-name="P29">5. Add css images and js folders/files</text:p>
      <text:p text:style-name="P16"/>
      <text:p text:style-name="P15"/>
      <text:p text:style-name="P29">5. Setup your DB</text:p>
      <text:p text:style-name="P29"/>
      <text:p text:style-name="P45"><text:span text:style-name="T42">edit</text:span> the knexfile.js</text:p>
      <text:p text:style-name="P67"/>
      <text:p text:style-name="P18">module.exports ={</text:p>
      <text:p text:style-name="P66"/>
      <text:p text:style-name="P14">development: {</text:p>
      <text:p text:style-name="P14"><text:soft-page-break/>client: <text:span text:style-name="T16">'pg'</text:span>,</text:p>
      <text:p text:style-name="P14">connection: {</text:p>
      <text:p text:style-name="P14">database: <text:span text:style-name="T16">'</text:span><text:span text:style-name="T21">knex_demo</text:span><text:span text:style-name="T16">'</text:span>,</text:p>
      <text:p text:style-name="P14">username: <text:span text:style-name="T16">"jdenjo"</text:span>,</text:p>
      <text:p text:style-name="P14">password: <text:span text:style-name="T16">"2383Bellevue"</text:span></text:p>
      <text:p text:style-name="P14">},</text:p>
      <text:p text:style-name="P14">migrations: {</text:p>
      <text:p text:style-name="P14">tableName: <text:span text:style-name="T16">"migrations"</text:span>,</text:p>
      <text:p text:style-name="P14">directory: <text:span text:style-name="T16">"./db/migrations"</text:span>,</text:p>
      <text:p text:style-name="P14">},</text:p>
      <text:p text:style-name="P14">seeds: {</text:p>
      <text:p text:style-name="P14">directory: <text:span text:style-name="T16">"./db/seeds"</text:span>,</text:p>
      <text:p text:style-name="P14">}</text:p>
      <text:p text:style-name="P14">},</text:p>
      <text:p text:style-name="P17">};</text:p>
      <text:p text:style-name="P15"/>
      <text:p text:style-name="P15"/>
      <text:p text:style-name="P68"><text:span text:style-name="T39">Step: </text:span><text:span text:style-name="T40">make a new migration file to </text:span><text:span text:style-name="T41">create a table in DB </text:span><text:span text:style-name="T40"><text:s text:c="2"/>(instead of SQL)</text:span></text:p>
      <text:p text:style-name="P46"/>
      <text:p text:style-name="P69"><text:span text:style-name="T49">1. $ </text:span>knex migrate:make <text:span text:style-name="T44">&lt;</text:span>CreatePosts<text:span text:style-name="T44">&gt;</text:span></text:p>
      <text:p text:style-name="P69"><text:tab/><text:span text:style-name="T43">creates migrations folder in project</text:span><text:span text:style-name="T35"> </text:span><text:span text:style-name="T36">at db/</text:span><text:span text:style-name="T35">migrations/&lt;date&gt;_CreatePosts.js:</text:span></text:p>
      <text:p text:style-name="P25"/>
      <text:p text:style-name="P73"><text:span text:style-name="T37">2. </text:span><text:span text:style-name="T35">c</text:span><text:span text:style-name="T34">hange create_posts.js to the following:</text:span></text:p>
      <text:p text:style-name="P21"/>
      <text:p text:style-name="P37"><text:span text:style-name="T32">exports.up = </text:span><text:span text:style-name="T47">function</text:span><text:span text:style-name="T32">(knex, Promise) {</text:span></text:p>
      <text:p text:style-name="P37">    <text:span text:style-name="T47">return</text:span><text:span text:style-name="T32"> knex.schema.createTable(</text:span><text:span text:style-name="T19">'</text:span><text:span text:style-name="T20">notes</text:span><text:span text:style-name="T19">'</text:span><text:span text:style-name="T32">, table </text:span><text:span text:style-name="T47">=&gt;</text:span><text:span text:style-name="T32"> {</text:span></text:p>
      <text:p text:style-name="P37">        <text:span text:style-name="T32">table.increments(</text:span><text:span text:style-name="T19">'</text:span><text:span text:style-name="T20">id</text:span><text:span text:style-name="T19">'</text:span><text:span text:style-name="T32">); </text:span><text:span text:style-name="T48">// create an autoincrementing column named `id`</text:span></text:p>
      <text:p text:style-name="P37">        <text:span text:style-name="T32">table.text(</text:span><text:span text:style-name="T19">'</text:span><text:span text:style-name="T20">content</text:span><text:span text:style-name="T19">'</text:span><text:span text:style-name="T32">); </text:span></text:p>
      <text:p text:style-name="P37">        <text:span text:style-name="T32">table.timestamp(</text:span><text:span text:style-name="T19">'</text:span><text:span text:style-name="T20">createdAt</text:span><text:span text:style-name="T19">'</text:span><text:span text:style-name="T32">).defaultTo(knex.fn.now());</text:span></text:p>
      <text:p text:style-name="P37">    <text:span text:style-name="T32">});</text:span></text:p>
      <text:p text:style-name="P31">};</text:p>
      <text:p text:style-name="P74"/>
      <text:p text:style-name="P71">// The `down` function is what is run when we rollback our migration</text:p>
      <text:p text:style-name="P31">exports.down = <text:span text:style-name="T45">function</text:span>(knex, Promise) {</text:p>
      <text:p text:style-name="P37">    <text:span text:style-name="T47">return</text:span><text:span text:style-name="T32"> knex.schema.dropTable(</text:span><text:span text:style-name="T19">'</text:span><text:span text:style-name="T20">notes</text:span><text:span text:style-name="T19">'</text:span><text:span text:style-name="T32">);</text:span></text:p>
      <text:p text:style-name="P31">};</text:p>
      <text:p text:style-name="P19"/>
      <text:p text:style-name="P20"><text:span text:style-name="T49">4. </text:span>Check in PSQL if the table worked</text:p>
      <text:p text:style-name="P20">$ psql -d &lt;name of db&gt;</text:p>
      <text:p text:style-name="P20">&gt; \dt</text:p>
      <text:p text:style-name="P20">&gt; \dt &lt;table name&gt;</text:p>
      <text:p text:style-name="P20"/>
      <text:p text:style-name="P20"/>
      <text:p text:style-name="P30">How to rollback when you made a mistake</text:p>
      <text:p text:style-name="P26">knex migrate:rollback</text:p>
      <text:p text:style-name="P26"/>
      <text:p text:style-name="P26">More Knex commands</text:p>
      <text:p text:style-name="P26"/>
      <text:p text:style-name="P26"><text:soft-page-break/><text:a xlink:type="simple" xlink:href="https://devhints.io/knex" text:style-name="Internet_20_link" text:visited-style-name="Visited_20_Internet_20_Link">https://devhints.io/knex</text:a> </text:p>
      <text:p text:style-name="P20"/>
      <text:p text:style-name="P22">5. add db/client.js with the following code:</text:p>
      <text:p text:style-name="P22"/>
      <text:p text:style-name="P72">// This loads the exported configuration object from our knexfile</text:p>
      <text:p text:style-name="P31"><text:span text:style-name="T45">const</text:span> knexfile = require(<text:span text:style-name="T16">'../knexfile'</text:span>);</text:p>
      <text:p text:style-name="P74"/>
      <text:p text:style-name="P71">// This gets the knex client contructor. We use this to create</text:p>
      <text:p text:style-name="P71">// an instance of the knex client which allows us to make</text:p>
      <text:p text:style-name="P71">// queries to our database.</text:p>
      <text:p text:style-name="P31"><text:span text:style-name="T45">const</text:span> knexConnector = require(<text:span text:style-name="T16">'knex'</text:span>);</text:p>
      <text:p text:style-name="P74"/>
      <text:p text:style-name="P71">// We call our client constructor with the "development" section</text:p>
      <text:p text:style-name="P71">// from our knexfile</text:p>
      <text:p text:style-name="P31"><text:span text:style-name="T45">const</text:span> knex = knexConnector(knexfile.development);</text:p>
      <text:p text:style-name="P74"/>
      <text:p text:style-name="P71">// Finally, we export the client so that we can just require this file</text:p>
      <text:p text:style-name="P71">// when we need to make SQL queries.</text:p>
      <text:p text:style-name="P31">module.exports = knex;</text:p>
      <text:p text:style-name="P31"/>
      <text:p text:style-name="P34">Step: overriding the delete and patch <text:span text:style-name="T50">actions (cant be used native in html)</text:span></text:p>
      <text:p text:style-name="P34"/>
      <text:p text:style-name="P34">in app.js:</text:p>
      <text:p text:style-name="P24"><text:span text:style-name="T45">const</text:span> methodOverride = require(<text:span text:style-name="T16">'method-override'</text:span>);</text:p>
      <text:p text:style-name="P34"/>
      <text:p text:style-name="P70">// METHOD OVERRIDE</text:p>
      <text:p text:style-name="P13">app.use(</text:p>
      <text:p text:style-name="P35">    <text:span text:style-name="T33">methodOverride((req, res) </text:span><text:span text:style-name="T46">=&gt;</text:span><text:span text:style-name="T33"> {</text:span></text:p>
      <text:p text:style-name="P35">        <text:span text:style-name="T46">if</text:span><text:span text:style-name="T33"> (req.body &amp;&amp; req.body._method) {</text:span></text:p>
      <text:p text:style-name="P35">            <text:span text:style-name="T46">const</text:span><text:span text:style-name="T33"> method = req.body._method;</text:span></text:p>
      <text:p text:style-name="P35">            <text:span text:style-name="T46">return</text:span><text:span text:style-name="T33"> method;</text:span></text:p>
      <text:p text:style-name="P35">        <text:span text:style-name="T33">}</text:span></text:p>
      <text:p text:style-name="P35">    <text:span text:style-name="T33">}),</text:span></text:p>
      <text:p text:style-name="P13">);</text:p>
      <text:p text:style-name="P13"/>
      <text:p text:style-name="P23">in your router file:</text:p>
      <text:p text:style-name="P23"/>
      <text:p text:style-name="P34"/>
      <text:p text:style-name="P32"/>
      <text:p text:style-name="P33"/>
      <text:p text:style-name="P54"/>
      <text:p text:style-name="P55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09:22:29.029731119</meta:creation-date>
    <dc:date>2019-02-11T22:09:09.153929842</dc:date>
    <meta:editing-duration>P1DT3H24M50S</meta:editing-duration>
    <meta:editing-cycles>41</meta:editing-cycles>
    <meta:generator>LibreOffice/6.0.7.3$Linux_X86_64 LibreOffice_project/00m0$Build-3</meta:generator>
    <meta:document-statistic meta:table-count="0" meta:image-count="0" meta:object-count="0" meta:page-count="5" meta:paragraph-count="176" meta:word-count="699" meta:character-count="4825" meta:non-whitespace-character-count="4161"/>
  </office:meta>
</office:document-meta>
</file>